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 style:text-autospace="none"/>
      <style:text-properties fo:color="#000000" fo:font-family="Consolas" style:font-family-generic="swiss" style:font-pitch="fixed" fo:font-size="10pt" fo:font-weight="bold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/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4" style:family="paragraph">
      <style:paragraph-properties fo:text-align="center"/>
      <style:text-properties fo:font-size="10pt"/>
    </style:style>
    <style:style style:name="T1" style:family="text">
      <style:text-properties fo:color="#000000" style:text-outline="false" style:text-line-through-style="none" fo:font-family="Consolas" style:font-family-generic="swiss" style:font-pitch="fixed" fo:font-size="10pt" fo:font-style="normal" fo:text-shadow="none" style:text-underline-style="none" style:letter-kerning="true" style:font-family-asian="Consolas" style:font-family-generic-asian="swiss" style:font-pitch-asian="fixed" style:font-size-asian="10pt" style:font-style-asian="normal" style:font-weight-asian="normal" style:font-family-complex="Consolas" style:font-family-generic-complex="swiss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Consolas" style:font-family-generic="swiss" style:font-pitch="fixed" fo:font-size="10pt" fo:font-style="normal" fo:text-shadow="none" style:text-underline-style="none" fo:font-weight="bold" style:letter-kerning="true" style:font-family-asian="Consolas" style:font-family-generic-asian="swiss" style:font-pitch-asian="fixed" style:font-size-asian="10pt" style:font-style-asian="normal" style:font-weight-asian="bold" style:font-family-complex="Consolas" style:font-family-generic-complex="swiss" style:font-pitch-complex="fixed" style:font-size-complex="5.699999809265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5" draw:id="id5" draw:layer="layout" svg:width="5.4cm" svg:height="1.9cm" svg:x="8.5cm" svg:y="4.3cm">
          <text:p text:style-name="P1"><text:span text:style-name="T1">IntroductoryView</text:span></text:p>
        </draw:rect>
        <draw:custom-shape draw:style-name="gr2" draw:text-style-name="P2" xml:id="id4" draw:id="id4" draw:layer="layout" svg:width="1.4cm" svg:height="1.4cm" svg:x="10.5cm" svg:y="1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rect draw:style-name="gr1" draw:text-style-name="P1" xml:id="id3" draw:id="id3" draw:layer="layout" svg:width="5.4cm" svg:height="1.9cm" svg:x="2.9cm" svg:y="12.7cm">
          <text:p text:style-name="P1"><text:span text:style-name="T1">WelcomeKnownPlayerView</text:span></text:p>
        </draw:rect>
        <draw:rect draw:style-name="gr1" draw:text-style-name="P1" xml:id="id2" draw:id="id2" draw:layer="layout" svg:width="5.4cm" svg:height="1.9cm" svg:x="13.8cm" svg:y="12.7cm">
          <text:p text:style-name="P1"><text:span text:style-name="T1">WelcomeNewPlayerView</text:span></text:p>
        </draw:rect>
        <draw:rect draw:style-name="gr1" draw:text-style-name="P1" xml:id="id6" draw:id="id6" draw:layer="layout" svg:width="5.4cm" svg:height="1.9cm" svg:x="13.8cm" svg:y="17cm">
          <text:p text:style-name="P3"><text:span text:style-name="T2">CreatePlayerView</text:span></text:p>
        </draw:rect>
        <draw:rect draw:style-name="gr1" draw:text-style-name="P1" xml:id="id7" draw:id="id7" draw:layer="layout" svg:width="5.4cm" svg:height="1.9cm" svg:x="8.4cm" svg:y="20.9cm">
          <text:p text:style-name="P1"><text:span text:style-name="T1">GameRulesView</text:span></text:p>
        </draw:rect>
        <draw:custom-shape draw:style-name="gr3" draw:text-style-name="P4" xml:id="id1" draw:id="id1" draw:layer="layout" svg:width="2.4cm" svg:height="2.2cm" svg:x="10cm" svg:y="8.6cm">
          <text:p text:style-name="P4">Is player <text:line-break/>know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12.4cm" svg:y1="9.7cm" svg:x2="16.5cm" svg:y2="12.7cm" draw:start-shape="id1" draw:start-glue-point="7" draw:end-shape="id2" draw:end-glue-point="0" svg:d="M12400 9700h4100v3000">
          <text:p text:style-name="P2">No</text:p>
        </draw:connector>
        <draw:connector draw:style-name="gr4" draw:text-style-name="P2" draw:layer="layout" svg:x1="10cm" svg:y1="9.7cm" svg:x2="5.6cm" svg:y2="12.7cm" draw:start-shape="id1" draw:start-glue-point="5" draw:end-shape="id3" draw:end-glue-point="0" svg:d="M10000 9700h-4400v3000">
          <text:p text:style-name="P2">Yes</text:p>
        </draw:connector>
        <draw:connector draw:style-name="gr5" draw:text-style-name="P2" draw:layer="layout" svg:x1="11.2cm" svg:y1="2.9cm" svg:x2="11.2cm" svg:y2="4.3cm" draw:start-shape="id4" draw:start-glue-point="8" draw:end-shape="id5" draw:end-glue-point="0" svg:d="M11200 2900v1400">
          <text:p/>
        </draw:connector>
        <draw:connector draw:style-name="gr5" draw:text-style-name="P2" draw:layer="layout" svg:x1="11.2cm" svg:y1="6.2cm" svg:x2="11.2cm" svg:y2="8.6cm" draw:start-shape="id5" draw:start-glue-point="2" draw:end-shape="id1" draw:end-glue-point="4" svg:d="M11200 6200v2400">
          <text:p/>
        </draw:connector>
        <draw:connector draw:style-name="gr5" draw:text-style-name="P2" draw:layer="layout" svg:x1="16.5cm" svg:y1="14.6cm" svg:x2="16.5cm" svg:y2="17cm" draw:start-shape="id2" draw:start-glue-point="2" draw:end-shape="id6" draw:end-glue-point="0" svg:d="M16500 14600v2400">
          <text:p/>
        </draw:connector>
        <draw:connector draw:style-name="gr5" draw:text-style-name="P2" draw:layer="layout" svg:x1="16.5cm" svg:y1="18.9cm" svg:x2="11.1cm" svg:y2="20.9cm" draw:start-shape="id6" draw:start-glue-point="2" draw:end-shape="id7" draw:end-glue-point="0" svg:d="M16500 18900v1000h-5400v1000">
          <text:p/>
        </draw:connector>
        <draw:connector draw:style-name="gr5" draw:text-style-name="P2" draw:layer="layout" svg:x1="5.6cm" svg:y1="14.6cm" svg:x2="11.1cm" svg:y2="20.9cm" draw:start-shape="id3" draw:start-glue-point="2" draw:end-shape="id7" draw:end-glue-point="0" svg:d="M5600 14600v3150h5500v31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7-19T15:55:47.50</meta:creation-date>
    <dc:date>2021-07-19T16:41:17.24</dc:date>
    <meta:editing-duration>PT45M30S</meta:editing-duration>
    <meta:editing-cycles>2</meta:editing-cycles>
    <meta:generator>OpenOffice/4.1.10$Win32 OpenOffice.org_project/4110m2$Build-9807</meta:generator>
    <meta:document-statistic meta:object-count="14"/>
  </office:meta>
</office:document-meta>
</file>